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style:font-name="Liberation Serif" fo:font-size="12pt" officeooo:paragraph-rsid="001c64fb" style:font-size-asian="12pt" style:font-size-complex="12pt"/>
    </style:style>
    <style:style style:name="T1" style:family="text">
      <style:text-properties officeooo:rsid="00217a54"/>
    </style:style>
    <style:style style:name="T2" style:family="text">
      <style:text-properties officeooo:rsid="00232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 kindly request access to the resources provided by the Cambridge Centre for Ageing and Neuroscience (CamCan) to conduct a compelling research project on neural decoding. Our goal is to explore if MEG/MRI-derived features from the resting-state analysis can predict age and behavioural scores accurately. To do so, we will implement state-of-the-art deep neural network architectures that leverage anatomical and functional features (i.e., structural features, functional features, time/frequency domain transformations, and graph embedding representation of connectomes) to capture brain patterns that can accurately predict age and behavioural scores.</text:p>
      <text:p text:style-name="P2">Incorporating both anatomical, spectral and functional features in a single model is expected to enhance age and behavioural prediction accuracy. We anticipate uncovering insights into age-related brain changes, their impact on cognition, and identifying neural markers for behavioural variations across lifespans.</text:p>
      <text:p text:style-name="P2">Additionally, we aim to emphasize magnetoencephalography's potential as a reliable tool for investigating brain dynamics. <text:s/>MEG's advantage over MRI lies in capturing rapid frequency events, crucial for real-time neural processes, <text:s/>which can be particularly relevant when studying cognitive functions and age-related changes in brain activity.</text:p>
      <text:p text:style-name="P2">We appreciate your consideration and look forward to a collaborative endeavour in this exciting domai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4:20:46.255186156</meta:creation-date>
    <dc:date>2023-11-20T12:57:59.876665319</dc:date>
    <meta:editing-duration>P5DT7H32M4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89" meta:character-count="1414" meta:non-whitespace-character-count="1227"/>
  </office:meta>
</office:document-meta>
</file>